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ＭＳ 明朝" svg:font-family="'ＭＳ 明朝', 'MS Mincho'" style:font-family-generic="roman"/>
    <style:font-face style:name="IPA明朝1" svg:font-family="IPA明朝" style:font-family-generic="roman" style:font-pitch="fixed"/>
    <style:font-face style:name="IPA明朝" svg:font-family="IPA明朝"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115%"/>
      <style:text-properties style:font-name="IPA明朝1" officeooo:paragraph-rsid="001c714e" style:font-name-asian="IPA明朝1" style:font-name-complex="ＭＳ 明朝" style:font-size-complex="10.5pt"/>
    </style:style>
    <style:style style:name="P2" style:family="paragraph" style:parent-style-name="Standard">
      <style:paragraph-properties fo:line-height="115%"/>
      <style:text-properties style:font-name="IPA明朝1" officeooo:paragraph-rsid="001fdf3e" style:font-name-asian="IPA明朝1" style:font-name-complex="ＭＳ 明朝" style:font-size-complex="10.5pt"/>
    </style:style>
    <style:style style:name="P3" style:family="paragraph" style:parent-style-name="Standard">
      <style:paragraph-properties fo:line-height="150%"/>
      <style:text-properties style:font-name="IPA明朝1" fo:font-size="12pt" officeooo:paragraph-rsid="001c714e" style:font-name-asian="IPA明朝1" style:font-size-asian="12pt" style:language-asian="zh" style:country-asian="TW" style:font-name-complex="ＭＳ 明朝" style:font-size-complex="12pt"/>
    </style:style>
    <style:style style:name="P4" style:family="paragraph" style:parent-style-name="Standard">
      <style:paragraph-properties fo:line-height="150%"/>
      <style:text-properties style:font-name="IPA明朝1" fo:font-size="12pt" officeooo:paragraph-rsid="001fdf3e" style:font-name-asian="IPA明朝1" style:font-size-asian="12pt" style:language-asian="zh" style:country-asian="TW" style:font-name-complex="ＭＳ 明朝" style:font-size-complex="12pt"/>
    </style:style>
    <style:style style:name="P5" style:family="paragraph" style:parent-style-name="Standard">
      <style:paragraph-properties fo:line-height="150%"/>
      <style:text-properties style:font-name="IPA明朝1" fo:font-size="12pt" officeooo:paragraph-rsid="001c714e" style:font-name-asian="IPA明朝1" style:font-size-asian="12pt" style:font-name-complex="ＭＳ 明朝" style:font-size-complex="12pt"/>
    </style:style>
    <style:style style:name="P6" style:family="paragraph" style:parent-style-name="Standard">
      <style:paragraph-properties fo:line-height="150%"/>
      <style:text-properties style:font-name="IPA明朝1" fo:font-size="12pt" officeooo:paragraph-rsid="001fdf3e" style:font-name-asian="IPA明朝1" style:font-size-asian="12pt" style:font-name-complex="ＭＳ 明朝" style:font-size-complex="12pt"/>
    </style:style>
    <style:style style:name="P7" style:family="paragraph" style:parent-style-name="Standard">
      <style:paragraph-properties fo:line-height="150%"/>
      <style:text-properties style:font-name="IPA明朝1" fo:font-size="12pt" officeooo:rsid="001200fd" officeooo:paragraph-rsid="001e5f20" style:font-name-asian="IPA明朝1" style:font-size-asian="12pt" style:font-name-complex="ＭＳ 明朝" style:font-size-complex="12pt"/>
    </style:style>
    <style:style style:name="P8" style:family="paragraph" style:parent-style-name="Standard">
      <style:paragraph-properties fo:line-height="150%"/>
      <style:text-properties style:font-name="IPA明朝1" fo:font-size="12pt" officeooo:rsid="001200fd" officeooo:paragraph-rsid="001fdf3e" style:font-name-asian="IPA明朝1" style:font-size-asian="12pt" style:font-name-complex="ＭＳ 明朝" style:font-size-complex="12pt"/>
    </style:style>
    <style:style style:name="P9" style:family="paragraph" style:parent-style-name="Standard">
      <style:paragraph-properties fo:line-height="150%" fo:text-align="center" style:justify-single-word="false"/>
      <style:text-properties style:font-name="IPA明朝1" fo:font-size="12pt" officeooo:rsid="001200fd" officeooo:paragraph-rsid="001c714e" style:font-name-asian="IPA明朝1" style:font-size-asian="12pt" style:language-asian="ja" style:country-asian="JP" style:font-name-complex="ＭＳ 明朝" style:font-size-complex="12pt"/>
    </style:style>
    <style:style style:name="P10" style:family="paragraph" style:parent-style-name="Standard">
      <style:paragraph-properties fo:line-height="150%" fo:text-align="center" style:justify-single-word="false"/>
      <style:text-properties style:font-name="IPA明朝1" fo:font-size="12pt" officeooo:rsid="001200fd" officeooo:paragraph-rsid="001fdf3e" style:font-name-asian="IPA明朝1" style:font-size-asian="12pt" style:language-asian="ja" style:country-asian="JP" style:font-name-complex="ＭＳ 明朝" style:font-size-complex="12pt"/>
    </style:style>
    <style:style style:name="P11" style:family="paragraph" style:parent-style-name="Standard">
      <style:paragraph-properties fo:line-height="115%"/>
      <style:text-properties style:font-name="IPA明朝1" fo:font-size="10.5pt" officeooo:paragraph-rsid="001c714e" style:font-name-asian="IPA明朝1" style:font-size-asian="10.5pt" style:font-name-complex="ＭＳ 明朝" style:font-size-complex="10.5pt"/>
    </style:style>
    <style:style style:name="P12" style:family="paragraph" style:parent-style-name="Standard">
      <style:paragraph-properties fo:margin-left="0cm" fo:margin-right="1.344cm" fo:line-height="150%" fo:text-indent="0cm" style:auto-text-indent="false"/>
      <style:text-properties style:font-name="IPA明朝1" fo:font-size="12pt" officeooo:paragraph-rsid="001c714e" style:font-name-asian="IPA明朝1" style:font-size-asian="12pt" style:font-name-complex="ＭＳ 明朝" style:font-size-complex="12pt"/>
    </style:style>
    <style:style style:name="P13" style:family="paragraph" style:parent-style-name="Standard">
      <style:paragraph-properties fo:margin-left="0cm" fo:margin-right="1.344cm" fo:line-height="150%" fo:text-indent="0cm" style:auto-text-indent="false"/>
      <style:text-properties style:font-name="IPA明朝1" fo:font-size="12pt" officeooo:paragraph-rsid="001fdf3e" style:font-name-asian="IPA明朝1" style:font-size-asian="12pt" style:font-name-complex="ＭＳ 明朝" style:font-size-complex="12pt"/>
    </style:style>
    <style:style style:name="P14" style:family="paragraph" style:parent-style-name="Standard">
      <style:paragraph-properties fo:margin-left="0cm" fo:margin-right="0.711cm" fo:line-height="150%" fo:text-align="start" style:justify-single-word="false" fo:text-indent="0cm" style:auto-text-indent="false"/>
      <style:text-properties style:font-name="IPA明朝1" fo:font-size="12pt" officeooo:paragraph-rsid="001c714e" style:font-name-asian="IPA明朝1" style:font-size-asian="12pt" style:font-name-complex="ＭＳ 明朝" style:font-size-complex="12pt"/>
    </style:style>
    <style:style style:name="P15" style:family="paragraph" style:parent-style-name="Standard">
      <style:paragraph-properties fo:margin-left="0cm" fo:margin-right="0.711cm" fo:line-height="150%" fo:text-align="start" style:justify-single-word="false" fo:text-indent="0cm" style:auto-text-indent="false"/>
      <style:text-properties style:font-name="IPA明朝1" fo:font-size="12pt" officeooo:paragraph-rsid="001fdf3e" style:font-name-asian="IPA明朝1" style:font-size-asian="12pt" style:font-name-complex="ＭＳ 明朝" style:font-size-complex="12pt"/>
    </style:style>
    <style:style style:name="P16" style:family="paragraph" style:parent-style-name="Standard">
      <style:paragraph-properties fo:margin-left="0.314cm" fo:margin-right="0cm" fo:line-height="150%" fo:text-indent="0cm" style:auto-text-indent="false"/>
      <style:text-properties style:font-name="IPA明朝1" fo:font-size="12pt" officeooo:rsid="000cb262" officeooo:paragraph-rsid="001fdf3e" style:font-name-asian="IPA明朝1" style:font-size-asian="12pt" style:language-asian="ja" style:country-asian="JP" style:font-name-complex="ＭＳ 明朝" style:font-size-complex="12pt"/>
    </style:style>
    <style:style style:name="P17" style:family="paragraph" style:parent-style-name="Standard">
      <style:paragraph-properties fo:margin-left="0.314cm" fo:margin-right="0cm" fo:line-height="150%" fo:text-indent="0cm" style:auto-text-indent="false"/>
      <style:text-properties style:font-name="IPA明朝1" fo:font-size="12pt" officeooo:paragraph-rsid="001fdf3e" style:font-name-asian="IPA明朝1" style:font-size-asian="12pt" style:language-asian="ja" style:country-asian="JP" style:font-name-complex="ＭＳ 明朝" style:font-size-complex="12pt"/>
    </style:style>
    <style:style style:name="P18" style:family="paragraph" style:parent-style-name="Standard">
      <style:paragraph-properties fo:margin-left="0.314cm" fo:margin-right="0cm" fo:line-height="150%" fo:text-indent="0cm" style:auto-text-indent="false"/>
      <style:text-properties style:font-name="IPA明朝1" fo:font-size="12pt" officeooo:paragraph-rsid="001fdf3e" style:font-name-asian="IPA明朝1" style:font-size-asian="12pt" style:language-asian="zh" style:country-asian="TW" style:font-name-complex="ＭＳ 明朝" style:font-size-complex="12pt"/>
    </style:style>
    <style:style style:name="P19" style:family="paragraph" style:parent-style-name="Standard">
      <style:paragraph-properties fo:margin-left="0cm" fo:margin-right="0.393cm" fo:line-height="150%" fo:text-align="start" style:justify-single-word="false" fo:text-indent="0cm" style:auto-text-indent="false"/>
      <style:text-properties style:font-name="IPA明朝" fo:font-size="12pt" officeooo:paragraph-rsid="001c714e" style:font-name-asian="IPA明朝" style:font-size-asian="12pt" style:language-asian="zh" style:country-asian="TW" style:font-name-complex="ＭＳ 明朝" style:font-size-complex="12pt"/>
    </style:style>
    <style:style style:name="P20" style:family="paragraph" style:parent-style-name="Standard" style:master-page-name="">
      <style:paragraph-properties fo:margin-left="8.52cm" fo:margin-right="0.074cm" fo:line-height="120%" fo:text-indent="0cm" style:auto-text-indent="false" style:page-number="auto"/>
      <style:text-properties style:font-name="IPA明朝1" fo:font-size="10.5pt" officeooo:paragraph-rsid="001c714e" style:font-name-asian="IPA明朝1" style:font-size-asian="10.5pt" style:font-name-complex="ＭＳ 明朝" style:font-size-complex="10.5pt"/>
    </style:style>
    <style:style style:name="P21" style:family="paragraph" style:parent-style-name="Standard" style:master-page-name="">
      <loext:graphic-properties draw:fill="none"/>
      <style:paragraph-properties fo:margin-left="6.699cm" fo:margin-right="0cm" fo:line-height="115%" fo:text-indent="0cm" style:auto-text-indent="false" style:page-number="auto" fo:background-color="transparent"/>
      <style:text-properties style:font-name="IPA明朝1" officeooo:paragraph-rsid="001c714e" style:font-name-asian="IPA明朝1" style:font-name-complex="ＭＳ 明朝" style:font-size-complex="10.5pt"/>
    </style:style>
    <style:style style:name="P22" style:family="paragraph" style:parent-style-name="Standard" style:master-page-name="">
      <loext:graphic-properties draw:fill="none"/>
      <style:paragraph-properties fo:margin-left="6.699cm" fo:margin-right="0cm" fo:line-height="115%" fo:text-indent="0cm" style:auto-text-indent="false" style:page-number="auto" fo:background-color="transparent"/>
      <style:text-properties style:font-name="IPA明朝1" officeooo:paragraph-rsid="001fdf3e" style:font-name-asian="IPA明朝1" style:font-name-complex="ＭＳ 明朝" style:font-size-complex="10.5pt"/>
    </style:style>
    <style:style style:name="P23" style:family="paragraph" style:parent-style-name="Standard">
      <loext:graphic-properties draw:fill="none"/>
      <style:paragraph-properties fo:margin-left="6.699cm" fo:margin-right="0cm" fo:line-height="115%" fo:text-indent="0cm" style:auto-text-indent="false" fo:background-color="transparent"/>
      <style:text-properties style:font-name="IPA明朝1" officeooo:paragraph-rsid="001c714e" style:font-name-asian="IPA明朝1" style:font-name-complex="ＭＳ 明朝" style:font-size-complex="10.5pt"/>
    </style:style>
    <style:style style:name="P24" style:family="paragraph" style:parent-style-name="Standard">
      <loext:graphic-properties draw:fill="none"/>
      <style:paragraph-properties fo:margin-left="6.699cm" fo:margin-right="0cm" fo:line-height="115%" fo:text-indent="0cm" style:auto-text-indent="false" fo:background-color="transparent"/>
      <style:text-properties style:font-name="IPA明朝1" officeooo:paragraph-rsid="001fdf3e" style:font-name-asian="IPA明朝1" style:font-name-complex="ＭＳ 明朝" style:font-size-complex="10.5pt"/>
    </style:style>
    <style:style style:name="P25" style:family="paragraph" style:parent-style-name="Standard">
      <loext:graphic-properties draw:fill="none"/>
      <style:paragraph-properties fo:margin-left="6.699cm" fo:margin-right="0cm" fo:line-height="115%" fo:text-align="start" style:justify-single-word="false" fo:text-indent="0cm" style:auto-text-indent="false" fo:background-color="transparent"/>
      <style:text-properties style:font-name="IPA明朝1" fo:font-size="12pt" officeooo:paragraph-rsid="001fdf3e" style:font-name-asian="IPA明朝1" style:font-size-asian="12pt" style:font-name-complex="ＭＳ 明朝" style:font-size-complex="10.5pt"/>
    </style:style>
    <style:style style:name="P26" style:family="paragraph" style:parent-style-name="Standard" style:master-page-name="">
      <loext:graphic-properties draw:fill="none"/>
      <style:paragraph-properties fo:margin-left="8.7cm" fo:margin-right="0.4cm" fo:line-height="150%" fo:text-align="start" style:justify-single-word="false" fo:text-indent="0cm" style:auto-text-indent="false" style:page-number="auto" fo:background-color="transparent"/>
      <style:text-properties style:font-name="IPA明朝1" fo:font-size="12pt" officeooo:paragraph-rsid="0022d3ef" style:font-name-asian="IPA明朝1" style:font-size-asian="12pt" style:language-asian="ja" style:country-asian="JP" style:font-name-complex="ＭＳ 明朝" style:font-size-complex="12pt"/>
    </style:style>
    <style:style style:name="P27" style:family="paragraph" style:parent-style-name="Standard">
      <loext:graphic-properties draw:fill="none"/>
      <style:paragraph-properties fo:margin-left="8.7cm" fo:margin-right="0.4cm" fo:line-height="150%" fo:text-align="start" style:justify-single-word="false" fo:text-indent="0cm" style:auto-text-indent="false" fo:background-color="transparent"/>
      <style:text-properties style:font-name="IPA明朝1" fo:font-size="12pt" officeooo:paragraph-rsid="0022d3ef" style:font-name-asian="IPA明朝1" style:font-size-asian="12pt" style:language-asian="ja" style:country-asian="JP" style:font-name-complex="ＭＳ 明朝" style:font-size-complex="12pt"/>
    </style:style>
    <style:style style:name="P28" style:family="paragraph" style:parent-style-name="Standard" style:master-page-name="">
      <loext:graphic-properties draw:fill="none"/>
      <style:paragraph-properties fo:margin-left="8.8cm" fo:margin-right="0.4cm" fo:line-height="150%" fo:text-align="start" style:justify-single-word="false" fo:text-indent="0cm" style:auto-text-indent="false" style:page-number="auto" fo:background-color="transparent"/>
      <style:text-properties style:font-name="IPA明朝1" fo:font-size="12pt" officeooo:paragraph-rsid="0022d3ef" style:font-name-asian="IPA明朝1" style:font-size-asian="12pt" style:language-asian="ja" style:country-asian="JP" style:font-name-complex="ＭＳ 明朝" style:font-size-complex="12pt"/>
    </style:style>
    <style:style style:name="P29" style:family="paragraph" style:parent-style-name="Standard">
      <loext:graphic-properties draw:fill="none"/>
      <style:paragraph-properties fo:margin-left="8.8cm" fo:margin-right="0.4cm" fo:line-height="150%" fo:text-align="start" style:justify-single-word="false" fo:text-indent="0cm" style:auto-text-indent="false" fo:background-color="transparent"/>
      <style:text-properties style:font-name="IPA明朝1" fo:font-size="12pt" officeooo:paragraph-rsid="0022d3ef" style:font-name-asian="IPA明朝1" style:font-size-asian="12pt" style:language-asian="ja" style:country-asian="JP" style:font-name-complex="ＭＳ 明朝" style:font-size-complex="12pt"/>
    </style:style>
    <style:style style:name="P30" style:family="paragraph" style:parent-style-name="Standard" style:master-page-name="Standard">
      <style:paragraph-properties fo:margin-left="0cm" fo:margin-right="0.393cm" fo:line-height="150%" fo:text-align="end" style:justify-single-word="false" fo:text-indent="0cm" style:auto-text-indent="false" style:page-number="auto" fo:break-before="page"/>
      <style:text-properties style:font-name="IPA明朝1" fo:font-size="12pt" officeooo:paragraph-rsid="001c714e" style:font-name-asian="IPA明朝1" style:font-size-asian="12pt" style:font-size-complex="12pt"/>
    </style:style>
    <style:style style:name="P31" style:family="paragraph" style:parent-style-name="Standard" style:master-page-name="Standard">
      <style:paragraph-properties fo:margin-left="0cm" fo:margin-right="0.393cm" fo:line-height="150%" fo:text-align="end" style:justify-single-word="false" fo:text-indent="0cm" style:auto-text-indent="false" style:page-number="auto" fo:break-before="page"/>
      <style:text-properties style:font-name="IPA明朝1" fo:font-size="12pt" officeooo:paragraph-rsid="001fdf3e" style:font-name-asian="IPA明朝1" style:font-size-asian="12pt" style:font-size-complex="12pt"/>
    </style:style>
    <style:style style:name="T1" style:family="text">
      <style:text-properties style:language-asian="zh" style:country-asian="TW"/>
    </style:style>
    <style:style style:name="T2" style:family="text">
      <style:text-properties style:language-asian="zh" style:country-asian="TW" style:font-name-complex="ＭＳ 明朝"/>
    </style:style>
    <style:style style:name="T3" style:family="text">
      <style:text-properties officeooo:rsid="001e5f20" style:language-asian="zh" style:country-asian="TW"/>
    </style:style>
    <style:style style:name="T4" style:family="text">
      <style:text-properties style:language-asian="ja" style:country-asian="JP"/>
    </style:style>
    <style:style style:name="T5" style:family="text">
      <style:text-properties style:language-asian="ja" style:country-asian="JP" style:font-name-complex="ＭＳ 明朝"/>
    </style:style>
    <style:style style:name="T6" style:family="text">
      <style:text-properties officeooo:rsid="000a8b0d" style:language-asian="ja" style:country-asian="JP" style:font-name-complex="ＭＳ 明朝"/>
    </style:style>
    <style:style style:name="T7" style:family="text">
      <style:text-properties officeooo:rsid="001e5f20"/>
    </style:style>
    <style:style style:name="T8" style:family="text">
      <style:text-properties officeooo:rsid="000cb2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2">２０２１年</text:span><text:span text:style-name="T6">９</text:span><text:span text:style-name="T2">月</text:span><text:span text:style-name="T5">７</text:span><text:span text:style-name="T2">日</text:span></text:p>
      <text:p text:style-name="P3"/>
      <text:p text:style-name="P16">文化庁文化審議会博物館部会</text:p>
      <text:p text:style-name="P16">　　　　部会長　島　谷　弘　幸　様</text:p>
      <text:p text:style-name="P3"/>
      <text:p text:style-name="P26">北海道博物館協会学芸職員部会</text:p>
      <text:p text:style-name="P27">　　　　　部会長　澤　田　　　健</text:p>
      <text:p text:style-name="P14"/>
      <text:p text:style-name="P12">　　　<text:span text:style-name="T4">博物館法改正</text:span>にかかる会員意見の集約について</text:p>
      <text:p text:style-name="P5">　日頃より博物館行政の推進にご尽力賜りますこと深く敬意を表します。</text:p>
      <text:p text:style-name="P7">　さて、標記の件につきまして当会会員から別記のとおり意見が寄せられ、2021年９月７日に文化庁長官へ提出いたしましたので、その写しを送付いたします。今後の博物館法改正議論の参考としていただきたく、お願い申し上げます。</text:p>
      <text:p text:style-name="P9"/>
      <text:p text:style-name="P5"/>
      <text:p text:style-name="P5"/>
      <text:p text:style-name="P1"/>
      <text:p text:style-name="P1"/>
      <text:p text:style-name="P1"/>
      <text:p text:style-name="P21">（担当：北海道博物館協会学芸職員部会事務局　石井）</text:p>
      <text:p text:style-name="P23">　　北海道檜山郡厚沢部町字上里68−13</text:p>
      <text:p text:style-name="P23">　　電　話：080-6094-8439</text:p>
      <text:p text:style-name="P23">　　メール：<text:span text:style-name="T7">dhk.bukai@gmail.com</text:span></text:p>
      <text:p text:style-name="P23"/>
      <text:p text:style-name="P1"/>
      <text:p text:style-name="P11"/>
      <text:p text:style-name="P20"/>
      <text:p text:style-name="P19"/>
      <text:p text:style-name="P31"><text:span text:style-name="T2">２０２１年</text:span><text:span text:style-name="T6">９</text:span><text:span text:style-name="T2">月</text:span><text:span text:style-name="T5">７</text:span><text:span text:style-name="T2">日</text:span></text:p>
      <text:p text:style-name="P4"/>
      <text:p text:style-name="P16">文化庁文化審議会博物館部会</text:p>
      <text:p text:style-name="P16">法制度の在り方ワーキンググループ</text:p>
      <text:p text:style-name="P17"><text:span text:style-name="T8">　　　　　　　　座長　</text:span><text:span text:style-name="T1">浜　田　弘　明　様</text:span></text:p>
      <text:p text:style-name="P18"/>
      <text:p text:style-name="P28">北海道博物館協会学芸職員部会</text:p>
      <text:p text:style-name="P29">　　　　　部会長　澤　田　　　健</text:p>
      <text:p text:style-name="P15"/>
      <text:p text:style-name="P13">　　　<text:span text:style-name="T4">博物館法改正</text:span>にかかる会員意見の集約について</text:p>
      <text:p text:style-name="P6">　日頃より博物館行政の推進にご尽力賜りますこと深く敬意を表します。</text:p>
      <text:p text:style-name="P8">　さて、標記の件につきまして当会会員から別記のとおり意見が寄せられ、2021年９月７日に文化庁長官へ提出いたしましたので、その写しを送付いたします。今後の博物館法改正議論の参考としていただきたく、お願い申し上げます。</text:p>
      <text:p text:style-name="P10"/>
      <text:p text:style-name="P6"/>
      <text:p text:style-name="P6"/>
      <text:p text:style-name="P2"/>
      <text:p text:style-name="P2"/>
      <text:p text:style-name="P2"/>
      <text:p text:style-name="P22">（担当：北海道博物館協会学芸職員部会事務局　石井）</text:p>
      <text:p text:style-name="P24">　　北海道檜山郡厚沢部町字上里68−13</text:p>
      <text:p text:style-name="P24">　　電　話：080-6094-8439</text:p>
      <text:p text:style-name="P25"><text:span text:style-name="T1">　　メール：</text:span><text:span text:style-name="T3">dhk.bukai@gmail.com</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ＭＳ 明朝" svg:font-family="'ＭＳ 明朝', 'MS Mincho'" style:font-family-generic="roman"/>
    <style:font-face style:name="IPA明朝1" svg:font-family="IPA明朝" style:font-family-generic="roman" style:font-pitch="fixed"/>
    <style:font-face style:name="IPA明朝" svg:font-family="IPA明朝"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482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4-03-06T14:46:06.831000000</meta:creation-date>
    <dc:date>2021-09-06T08:11:40.467541482</dc:date>
    <meta:editing-duration>PT2H6M48S</meta:editing-duration>
    <meta:editing-cycles>19</meta:editing-cycles>
    <meta:generator>LibreOffice/6.4.7.2$Linux_X86_64 LibreOffice_project/40$Build-2</meta:generator>
    <meta:print-date>2020-06-01T15:40:08.642450742</meta:print-date>
    <meta:document-statistic meta:table-count="0" meta:image-count="0" meta:object-count="0" meta:page-count="2" meta:paragraph-count="25" meta:word-count="523" meta:character-count="665" meta:non-whitespace-character-count="597"/>
  </office:meta>
</office:document-meta>
</file>